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-width="0.15cm" draw:fill="none" draw:textarea-vertical-align="middle"/>
    </style:style>
    <style:style style:name="gr2" style:family="graphic" style:parent-style-name="objectwithoutfill">
      <style:graphic-properties draw:stroke="solid" svg:stroke-color="#ff0000" draw:marker-end-width="0.15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7cm"/>
    </style:style>
    <style:style style:name="gr4" style:family="graphic" style:parent-style-name="objectwithoutfill">
      <style:graphic-properties draw:stroke="solid" svg:stroke-color="#ff0000" draw:marker-end="Arrow" draw:marker-end-width="0.15cm" draw:fill="none" draw:textarea-vertical-align="middle"/>
    </style:style>
    <style:style style:name="co1" style:family="table-column">
      <style:table-column-properties style:column-width="0.915cm" style:use-optimal-column-width="false"/>
    </style:style>
    <style:style style:name="co2" style:family="table-column">
      <style:table-column-properties style:column-width="1.709cm" style:use-optimal-column-width="false"/>
    </style:style>
    <style:style style:name="co3" style:family="table-column">
      <style:table-column-properties style:column-width="2.095cm" style:use-optimal-column-width="false"/>
    </style:style>
    <style:style style:name="co4" style:family="table-column">
      <style:table-column-properties style:column-width="1.537cm" style:use-optimal-column-width="false"/>
    </style:style>
    <style:style style:name="co5" style:family="table-column">
      <style:table-column-properties style:column-width="1.585cm" style:use-optimal-column-width="false"/>
    </style:style>
    <style:style style:name="co6" style:family="table-column">
      <style:table-column-properties style:column-width="2.084cm" style:use-optimal-column-width="false"/>
    </style:style>
    <style:style style:name="co7" style:family="table-column">
      <style:table-column-properties style:column-width="2.112cm" style:use-optimal-column-width="false"/>
    </style:style>
    <style:style style:name="co8" style:family="table-column">
      <style:table-column-properties style:column-width="2.06cm" style:use-optimal-column-width="false"/>
    </style:style>
    <style:style style:name="co9" style:family="table-column">
      <style:table-column-properties style:column-width="1.742cm" style:use-optimal-column-width="false"/>
    </style:style>
    <style:style style:name="ro1" style:family="table-row">
      <style:table-row-properties style:row-height="0.851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77cm"/>
    </style:style>
    <style:style style:name="ro4" style:family="table-row">
      <style:table-row-properties style:row-height="0.903cm"/>
    </style:style>
    <style:style style:name="ro5" style:family="table-row">
      <style:table-row-properties style:row-height="0.966cm"/>
    </style:style>
    <style:style style:name="ro6" style:family="table-row">
      <style:table-row-properties style:row-height="0.783cm"/>
    </style:style>
    <style:style style:name="ce1" style:family="table-cell">
      <loext:graphic-properties style:repeat="repeat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style:repeat="repeat"/>
      <style:text-properties fo:color="#b80047" fo:font-size="12pt" fo:letter-spacing="normal" style:text-underline-style="solid" style:text-underline-width="auto" style:text-underline-color="font-color" style:font-size-asian="12pt" style:font-size-complex="12pt"/>
    </style:style>
    <style:style style:name="ce3" style:family="table-cell">
      <loext:graphic-properties style:repeat="repeat"/>
      <style:text-properties fo:font-size="12pt" fo:letter-spacing="normal" style:font-size-asian="12pt" style:font-size-complex="12pt"/>
    </style:style>
    <style:style style:name="ce4" style:family="table-cell">
      <loext:graphic-properties style:repeat="repeat"/>
      <style:text-properties fo:color="#b80047" fo:font-size="12pt" fo:letter-spacing="normal" fo:text-shadow="none" style:text-underline-style="solid" style:text-underline-width="auto" style:text-underline-color="font-color" style:font-size-asian="12pt" style:font-size-complex="12pt"/>
    </style:style>
    <style:style style:name="ce5" style:family="table-cell">
      <loext:graphic-properties style:repeat="repeat"/>
      <style:text-properties fo:color="#dd4814" fo:font-size="11pt" fo:letter-spacing="normal" fo:font-style="italic" style:font-size-asian="11pt" style:font-style-asian="italic" style:font-size-complex="11pt" style:font-style-complex="italic"/>
    </style:style>
    <style:style style:name="P1" style:family="paragraph">
      <style:text-properties fo:letter-spacing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color="#b80047" fo:font-size="12pt" fo:letter-spacing="normal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fo:letter-spacing="normal" style:font-size-asian="12pt" style:font-size-complex="12pt"/>
    </style:style>
    <style:style style:name="T4" style:family="text">
      <style:text-properties fo:color="#b80047" fo:font-size="12pt" fo:letter-spacing="normal" fo:text-shadow="none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dd4814" fo:font-size="11pt" fo:letter-spacing="normal" fo:font-style="italic" style:font-size-asian="11pt" style:font-style-asian="italic" style:font-size-complex="11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8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84cm" svg:height="4.749cm" svg:x="4cm" svg:y="4.3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ix</text:span></text:p>
              </table:table-cell>
              <table:table-cell>
                <text:p text:style-name="P1"><text:span text:style-name="T1">Item</text:span></text:p>
              </table:table-cell>
              <table:table-cell>
                <text:p text:style-name="P1"><text:span text:style-name="T1">CType</text:span></text:p>
              </table:table-cell>
              <table:table-cell>
                <text:p text:style-name="P1"><text:span text:style-name="T1">USD</text:span></text:p>
              </table:table-cell>
              <table:table-cell>
                <text:p text:style-name="P1"><text:span text:style-name="T1">EU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0</text:span></text:p>
              </table:table-cell>
              <table:table-cell>
                <text:p text:style-name="P1"><text:span text:style-name="T2">Item0</text:span></text:p>
              </table:table-cell>
              <table:table-cell>
                <text:p text:style-name="P1"><text:span text:style-name="T2">Gold</text:span></text:p>
              </table:table-cell>
              <table:table-cell table:style-name="ce3">
                <text:p text:style-name="P1"><text:span text:style-name="T3">1$</text:span></text:p>
              </table:table-cell>
              <table:table-cell table:style-name="ce3">
                <text:p text:style-name="P1"><text:span text:style-name="T3">1€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1</text:span></text:p>
              </table:table-cell>
              <table:table-cell>
                <text:p text:style-name="P1"><text:span text:style-name="T3">Item0</text:span></text:p>
              </table:table-cell>
              <table:table-cell>
                <text:p text:style-name="P1"><text:span text:style-name="T3">Bronze</text:span></text:p>
              </table:table-cell>
              <table:table-cell>
                <text:p text:style-name="P1"><text:span text:style-name="T3">2$</text:span></text:p>
              </table:table-cell>
              <table:table-cell>
                <text:p text:style-name="P1"><text:span text:style-name="T3">2€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2</text:span></text:p>
              </table:table-cell>
              <table:table-cell table:style-name="ce4">
                <text:p text:style-name="P1"><text:span text:style-name="T4">Item0</text:span></text:p>
              </table:table-cell>
              <table:table-cell table:style-name="ce2">
                <text:p text:style-name="P1"><text:span text:style-name="T2">Gold</text:span></text:p>
              </table:table-cell>
              <table:table-cell>
                <text:p text:style-name="P1"><text:span text:style-name="T3">3$</text:span></text:p>
              </table:table-cell>
              <table:table-cell>
                <text:p text:style-name="P1"><text:span text:style-name="T3">3€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3</text:span></text:p>
              </table:table-cell>
              <table:table-cell>
                <text:p text:style-name="P1"><text:span text:style-name="T3">Item1</text:span></text:p>
              </table:table-cell>
              <table:table-cell>
                <text:p text:style-name="P1"><text:span text:style-name="T3">Silver</text:span></text:p>
              </table:table-cell>
              <table:table-cell>
                <text:p text:style-name="P1"><text:span text:style-name="T3">4$</text:span></text:p>
              </table:table-cell>
              <table:table-cell>
                <text:p text:style-name="P1"><text:span text:style-name="T3">4€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997cm" svg:height="2.651cm" svg:x="14.3cm" svg:y="4.89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"><text:span text:style-name="T1">ix=Item</text:span></text:p>
              </table:table-cell>
              <table:table-cell>
                <text:p text:style-name="P1"><text:span text:style-name="T1">Bronze</text:span></text:p>
              </table:table-cell>
              <table:table-cell>
                <text:p text:style-name="P1"><text:span text:style-name="T1">Gold</text:span></text:p>
              </table:table-cell>
              <table:table-cell>
                <text:p text:style-name="P1"><text:span text:style-name="T1">Silver</text:span></text:p>
              </table:table-cell>
            </table:table-row>
            <table:table-row table:style-name="ro5" table:default-cell-style-name="ce3">
              <table:table-cell table:style-name="ce1">
                <text:p text:style-name="P1"><text:span text:style-name="T1">Item0</text:span></text:p>
              </table:table-cell>
              <table:table-cell>
                <text:p text:style-name="P1"><text:span text:style-name="T3">2$</text:span></text:p>
              </table:table-cell>
              <table:table-cell table:style-name="ce5">
                <text:p text:style-name="P1"><text:span text:style-name="T5">1 or 3$ ?</text:span></text:p>
              </table:table-cell>
              <table:table-cell>
                <text:p text:style-name="P1"><text:span text:style-name="T3">NaN</text:span></text:p>
              </table:table-cell>
            </table:table-row>
            <table:table-row table:style-name="ro6" table:default-cell-style-name="ce3">
              <table:table-cell table:style-name="ce1">
                <text:p text:style-name="P1"><text:span text:style-name="T1">Item1</text:span></text:p>
              </table:table-cell>
              <table:table-cell>
                <text:p text:style-name="P1"><text:span text:style-name="T3">NaN</text:span></text:p>
              </table:table-cell>
              <table:table-cell>
                <text:p text:style-name="P1"><text:span text:style-name="T3">NaN</text:span></text:p>
              </table:table-cell>
              <table:table-cell>
                <text:p text:style-name="P1"><text:span text:style-name="T3">4$</text:span>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1" draw:text-style-name="P2" draw:layer="layout" svg:width="10.973cm" svg:height="4.702cm" draw:transform="skewX (-0.0644026493985907) rotate (-0.312064870256587) translate (10.3554089609559cm 4.03051474863917cm)" svg:viewBox="0 0 10974 4703" svg:d="M0 4703c5862 1 10974-4703 10974-4703">
          <text:p/>
        </draw:path>
        <draw:path draw:style-name="gr1" draw:text-style-name="P2" draw:layer="layout" svg:width="7.641cm" svg:height="2.638cm" draw:transform="skewX (-0.0717330322569668) rotate (-0.302291026445419) translate (9.60445902686675cm 4.12489802354948cm)" svg:viewBox="0 0 7642 2639" svg:d="M0 2639c4365-1 7642-2639 7642-2639">
          <text:p/>
        </draw:path>
        <draw:path draw:style-name="gr2" draw:text-style-name="P2" draw:layer="layout" svg:width="9.301cm" svg:height="3.484cm" draw:transform="skewX (0.0659734457253857) rotate (0.305083553248609) translate (9.19999999531274cm 5.2999999808405cm)" svg:viewBox="0 0 9302 3485" svg:d="M0 0c3328 0 9302 3485 9302 3485">
          <text:p/>
        </draw:path>
        <draw:frame draw:style-name="gr3" draw:text-style-name="P3" draw:layer="layout" svg:width="11.6cm" svg:height="1.207cm" svg:x="7.4cm" svg:y="9.7cm">
          <draw:text-box>
            <text:p><text:span text:style-name="T6">d.pivot(index=</text:span><text:span text:style-name="T7">'Item'</text:span><text:span text:style-name="T6">, columns=</text:span><text:span text:style-name="T7">'CType'</text:span><text:span text:style-name="T6">, values=</text:span><text:span text:style-name="T7">'USD'</text:span><text:span text:style-name="T6">)</text:span></text:p>
          </draw:text-box>
        </draw:frame>
        <draw:path draw:style-name="gr4" draw:text-style-name="P2" draw:layer="layout" svg:width="9.04cm" svg:height="4.941cm" draw:transform="skewX (-0.0734783615089613) rotate (-0.387114028092343) translate (10.7285870016453cm 2.98709797241034cm)" svg:viewBox="0 0 9041 4942" svg:d="M0 4942c4238 0 9041-4942 9041-494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marker-end="Arrow" draw:marker-end-width="0.1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6-30T15:20:00.652432665</meta:creation-date>
    <dc:date>2015-06-30T22:36:24.329215619</dc:date>
    <meta:editing-duration>PT52M40S</meta:editing-duration>
    <meta:editing-cycles>14</meta:editing-cycles>
    <meta:generator>LibreOffice/4.4.2.2$Linux_X86_64 LibreOffice_project/40m0$Build-2</meta:generator>
    <meta:document-statistic meta:object-count="7"/>
  </office:meta>
</office:document-meta>
</file>